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line-through-style="none" style:text-line-through-type="none" style:text-underline-style="none" fo:font-weight="normal" officeooo:rsid="000a9cb6" officeooo:paragraph-rsid="00347fc1" style:font-weight-asian="normal" style:font-weight-complex="normal"/>
    </style:style>
    <style:style style:name="P2" style:family="paragraph" style:parent-style-name="Standard">
      <style:paragraph-properties fo:text-align="center" style:justify-single-word="false"/>
      <style:text-properties officeooo:rsid="000a9cb6" officeooo:paragraph-rsid="00347fc1"/>
    </style:style>
    <style:style style:name="P3" style:family="paragraph" style:parent-style-name="Standard">
      <style:paragraph-properties fo:text-align="start" style:justify-single-word="false"/>
      <style:text-properties officeooo:rsid="000a9cb6" officeooo:paragraph-rsid="00347fc1"/>
    </style:style>
    <style:style style:name="P4" style:family="paragraph" style:parent-style-name="Standard">
      <style:text-properties officeooo:rsid="000a9cb6" officeooo:paragraph-rsid="00347fc1"/>
    </style:style>
    <style:style style:name="T1" style:family="text">
      <style:text-properties officeooo:rsid="000aef4c"/>
    </style:style>
    <style:style style:name="T2" style:family="text">
      <style:text-properties officeooo:rsid="0034ff89"/>
    </style:style>
    <style:style style:name="T3" style:family="text">
      <style:text-properties officeooo:rsid="003c1d7d"/>
    </style:style>
    <style:style style:name="T4" style:family="text">
      <style:text-properties officeooo:rsid="003df477"/>
    </style:style>
    <style:style style:name="T5" style:family="text">
      <style:text-properties officeooo:rsid="003f8753"/>
    </style:style>
    <style:style style:name="T6" style:family="text">
      <style:text-properties officeooo:rsid="004139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oissonnier Shane</text:p>
      <text:p text:style-name="P4">Lang Ludovic</text:p>
      <text:p text:style-name="P4">Noel-Lardin Thomas</text:p>
      <text:p text:style-name="P4">Martinez Anthony</text:p>
      <text:p text:style-name="P4"/>
      <text:p text:style-name="P4"/>
      <text:p text:style-name="P2">Compte-rendu séance 4 :</text:p>
      <text:p text:style-name="P2"/>
      <text:p text:style-name="P2"/>
      <text:p text:style-name="P3"/>
      <text:p text:style-name="P1"><text:tab/>Au cours de cette séance nous avons appris à utiliser le framework <text:span text:style-name="T1">CuTest, qui permet de créer des tests unitaires pour les programmes C.</text:span></text:p>
      <text:p text:style-name="P1"/>
      <text:p text:style-name="P1"><text:tab/><text:span text:style-name="T2">Pour les fonctions stringToMaillon et maillonToString nous avons fait des tests sur les différentes tailles de mot. On test des mots grand, petit et le mot vide.</text:span></text:p>
      <text:p text:style-name="P1"><text:tab/></text:p>
      <text:p text:style-name="P1"><text:tab/><text:span text:style-name="T3">Ensuite nous avons testé la fonction getSizeMaillon avec différente taille pour le maillon donné en paramètre. Nous avons fait les tests avec la même mécanique, un maillon vide, un grand, petit. Et nous n’avons obtenu aucune erreur.</text:span></text:p>
      <text:p text:style-name="P1"/>
      <text:p text:style-name="P1"/>
      <text:p text:style-name="P1"><text:tab/><text:span text:style-name="T4">On a créé la fonction generateMot_t et nous l’avons testé pour vérifier son bon fonctionnement. Ensuite nous avons utilisé cette fonction pour tester compareWord. </text:span></text:p>
      <text:p text:style-name="P1"><text:tab/><text:span text:style-name="T4">Nous avons vérifié les mots vides, les préfixes/suffixes, l’ordre lexicographique et des simples lettres.</text:span></text:p>
      <text:p text:style-name="P1"/>
      <text:p text:style-name="P1"/>
      <text:p text:style-name="P1"><text:tab/></text:p>
      <text:p text:style-name="P1"><text:tab/><text:span text:style-name="T5">Après avoir effectué tous ces tests sur des fonctions nous avons créé des fichiers de tests pour vérifier l’ensemble du programme. </text:span></text:p>
      <text:p text:style-name="P1"><text:tab/><text:span text:style-name="T5">Nous avons cherché à vérifier que le dictionnaire renvoyé est correcte en changeant l’ordre des mots dans notre texte, pour vérifier si un mot qui doit apparaître avant dans le dictionnaire est bien ajouté. </text:span></text:p>
      <text:p text:style-name="P1"><text:tab/><text:span text:style-name="T6">On a constaté qu’aucun mot se trouvant avant le premier mot du texte dans le dictionnaire ne peut être ajouté.</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05T12:14:29.662395657</meta:creation-date>
    <dc:date>2020-02-12T18:30:19.865845042</dc:date>
    <meta:editing-duration>PT4H56M5S</meta:editing-duration>
    <meta:editing-cycles>47</meta:editing-cycles>
    <meta:generator>LibreOffice/6.3.4.2$Linux_X86_64 LibreOffice_project/30$Build-2</meta:generator>
    <meta:document-statistic meta:table-count="0" meta:image-count="0" meta:object-count="0" meta:page-count="1" meta:paragraph-count="15" meta:word-count="213" meta:character-count="1342" meta:non-whitespace-character-count="1129"/>
  </office:meta>
</office:document-meta>
</file>